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="Arrow" draw:marker-end-width="0.199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18cm" svg:height="0.304cm" svg:x="0.932cm" svg:y="0.993cm">
          <text:p/>
        </draw:rect>
        <draw:g>
          <draw:ellipse draw:style-name="gr2" draw:text-style-name="P2" draw:layer="layout" svg:width="-0.14cm" svg:height="-0.302cm" svg:x="2.51cm" svg:y="1.311cm" draw:kind="arc" draw:start-angle="178.71" draw:end-angle="0.34">
            <text:p/>
          </draw:ellipse>
          <draw:ellipse draw:style-name="gr2" draw:text-style-name="P2" draw:layer="layout" svg:width="-0.141cm" svg:height="-0.302cm" svg:x="2.649cm" svg:y="1.308cm" draw:kind="arc" draw:start-angle="178.71" draw:end-angle="0.34">
            <text:p/>
          </draw:ellipse>
          <draw:ellipse draw:style-name="gr2" draw:text-style-name="P2" draw:layer="layout" svg:width="-0.14cm" svg:height="-0.302cm" svg:x="2.788cm" svg:y="1.311cm" draw:kind="arc" draw:start-angle="178.71" draw:end-angle="0.34">
            <text:p/>
          </draw:ellipse>
          <draw:ellipse draw:style-name="gr2" draw:text-style-name="P2" draw:layer="layout" svg:width="-0.14cm" svg:height="-0.302cm" svg:x="2.37cm" svg:y="1.308cm" draw:kind="arc" draw:start-angle="178.71" draw:end-angle="0.34">
            <text:p/>
          </draw:ellipse>
          <draw:ellipse draw:style-name="gr2" draw:text-style-name="P2" draw:layer="layout" svg:width="-0.14cm" svg:height="-0.302cm" svg:x="2.231cm" svg:y="1.308cm" draw:kind="arc" draw:start-angle="178.71" draw:end-angle="0.34">
            <text:p/>
          </draw:ellipse>
          <draw:line draw:style-name="gr3" draw:text-style-name="P2" draw:layer="layout" svg:x1="2.789cm" svg:y1="1.179cm" svg:x2="2.093cm" svg:y2="1.179cm">
            <text:p/>
          </draw:line>
        </draw:g>
        <draw:line draw:style-name="gr4" draw:text-style-name="P3" draw:layer="layout" svg:x1="3.419cm" svg:y1="1.138cm" svg:x2="2.779cm" svg:y2="1.138cm">
          <text:p/>
        </draw:line>
        <draw:line draw:style-name="gr4" draw:text-style-name="P3" draw:layer="layout" svg:x1="2.079cm" svg:y1="1.128cm" svg:x2="1.763cm" svg:y2="1.128cm">
          <text:p/>
        </draw:line>
        <draw:line draw:style-name="gr4" draw:text-style-name="P3" draw:layer="layout" svg:x1="0.341cm" svg:y1="1.146cm" svg:x2="0.927cm" svg:y2="1.146cm">
          <text:p/>
        </draw:line>
        <draw:line draw:style-name="gr4" draw:text-style-name="P3" draw:layer="layout" svg:x1="3.439cm" svg:y1="3.301cm" svg:x2="0.35cm" svg:y2="3.301cm">
          <text:p/>
        </draw:line>
        <draw:line draw:style-name="gr5" draw:text-style-name="P3" draw:layer="layout" svg:x1="1.143cm" svg:y1="1.545cm" svg:x2="1.925cm" svg:y2="1.545cm">
          <text:p/>
        </draw:line>
        <draw:frame draw:style-name="gr6" draw:layer="layout" svg:width="0.901cm" svg:height="0.531cm" svg:x="1.907cm" svg:y="1.3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747cm" svg:height="0.532cm" svg:x="0.33cm" svg:y="1.9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75cm" svg:height="0.99cm" svg:x="0.157cm" svg:y="1.138cm">
          <draw:text-box>
            <text:p>+</text:p>
          </draw:text-box>
        </draw:frame>
        <draw:frame draw:style-name="gr8" draw:layer="layout" svg:width="0.304cm" svg:height="0.962cm" svg:x="0.412cm" svg:y="2.286cm">
          <draw:text-box>
            <text:p>-</text:p>
          </draw:text-box>
        </draw:frame>
        <draw:frame draw:style-name="gr6" draw:layer="layout" svg:width="0.611cm" svg:height="0.53cm" svg:x="1.011cm" svg:y="0.3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974cm" svg:height="0.53cm" svg:x="2.007cm" svg:y="0.4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667cm" svg:height="0.525cm" svg:x="3.673cm" svg:y="1.2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965cm" svg:height="0.587cm" svg:x="3.622cm" svg:y="2.2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1" draw:text-style-name="P1" draw:layer="layout" svg:width="0.818cm" svg:height="0.304cm" draw:transform="rotate (1.5707963267946) translate (3.287cm 3.033cm)">
          <text:p/>
        </draw:rect>
        <draw:g>
          <draw:ellipse draw:style-name="gr2" draw:text-style-name="P2" draw:layer="layout" svg:width="0.14cm" svg:height="0.302cm" draw:transform="rotate (1.5707963267946) translate (3.267cm 1.669cm)" draw:kind="arc" draw:start-angle="179.62" draw:end-angle="1.12">
            <text:p/>
          </draw:ellipse>
          <draw:ellipse draw:style-name="gr2" draw:text-style-name="P2" draw:layer="layout" svg:width="0.141cm" svg:height="0.302cm" draw:transform="rotate (1.5707963267946) translate (3.27cm 1.531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67cm 1.391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7cm 1.809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3.27cm 1.948cm)" draw:kind="arc" draw:start-angle="179.62" draw:end-angle="1.12">
            <text:p/>
          </draw:ellipse>
          <draw:line draw:style-name="gr3" draw:text-style-name="P2" draw:layer="layout" svg:x1="3.399cm" svg:y1="1.25cm" svg:x2="3.399cm" svg:y2="1.946cm">
            <text:p/>
          </draw:line>
        </draw:g>
        <draw:line draw:style-name="gr4" draw:text-style-name="P3" draw:layer="layout" svg:x1="3.419cm" svg:y1="1.138cm" svg:x2="3.419cm" svg:y2="1.26cm">
          <text:p/>
        </draw:line>
        <draw:line draw:style-name="gr4" draw:text-style-name="P3" draw:layer="layout" svg:x1="3.419cm" svg:y1="1.93cm" svg:x2="3.419cm" svg:y2="2.205cm">
          <text:p/>
        </draw:line>
        <draw:line draw:style-name="gr4" draw:text-style-name="P3" draw:layer="layout" svg:x1="3.439cm" svg:y1="3.027cm" svg:x2="3.439cm" svg:y2="3.302cm">
          <text:p/>
        </draw:line>
        <draw:rect draw:style-name="gr1" draw:text-style-name="P1" draw:layer="layout" svg:width="0.818cm" svg:height="0.304cm" svg:x="6.139cm" svg:y="0.982cm">
          <text:p/>
        </draw:rect>
        <draw:g>
          <draw:ellipse draw:style-name="gr2" draw:text-style-name="P2" draw:layer="layout" svg:width="-0.14cm" svg:height="-0.302cm" svg:x="7.717cm" svg:y="1.3cm" draw:kind="arc" draw:start-angle="178.71" draw:end-angle="0.34">
            <text:p/>
          </draw:ellipse>
          <draw:ellipse draw:style-name="gr2" draw:text-style-name="P2" draw:layer="layout" svg:width="-0.141cm" svg:height="-0.302cm" svg:x="7.856cm" svg:y="1.297cm" draw:kind="arc" draw:start-angle="178.71" draw:end-angle="0.34">
            <text:p/>
          </draw:ellipse>
          <draw:ellipse draw:style-name="gr2" draw:text-style-name="P2" draw:layer="layout" svg:width="-0.14cm" svg:height="-0.302cm" svg:x="7.995cm" svg:y="1.3cm" draw:kind="arc" draw:start-angle="178.71" draw:end-angle="0.34">
            <text:p/>
          </draw:ellipse>
          <draw:ellipse draw:style-name="gr2" draw:text-style-name="P2" draw:layer="layout" svg:width="-0.14cm" svg:height="-0.302cm" svg:x="7.577cm" svg:y="1.297cm" draw:kind="arc" draw:start-angle="178.71" draw:end-angle="0.34">
            <text:p/>
          </draw:ellipse>
          <draw:ellipse draw:style-name="gr2" draw:text-style-name="P2" draw:layer="layout" svg:width="-0.14cm" svg:height="-0.302cm" svg:x="7.438cm" svg:y="1.297cm" draw:kind="arc" draw:start-angle="178.71" draw:end-angle="0.34">
            <text:p/>
          </draw:ellipse>
          <draw:line draw:style-name="gr3" draw:text-style-name="P2" draw:layer="layout" svg:x1="7.996cm" svg:y1="1.168cm" svg:x2="7.3cm" svg:y2="1.168cm">
            <text:p/>
          </draw:line>
        </draw:g>
        <draw:line draw:style-name="gr4" draw:text-style-name="P3" draw:layer="layout" svg:x1="8.626cm" svg:y1="1.127cm" svg:x2="7.986cm" svg:y2="1.127cm">
          <text:p/>
        </draw:line>
        <draw:line draw:style-name="gr4" draw:text-style-name="P3" draw:layer="layout" svg:x1="7.286cm" svg:y1="1.117cm" svg:x2="6.97cm" svg:y2="1.117cm">
          <text:p/>
        </draw:line>
        <draw:line draw:style-name="gr4" draw:text-style-name="P3" draw:layer="layout" svg:x1="5.548cm" svg:y1="1.135cm" svg:x2="6.134cm" svg:y2="1.135cm">
          <text:p/>
        </draw:line>
        <draw:line draw:style-name="gr4" draw:text-style-name="P3" draw:layer="layout" svg:x1="9.753cm" svg:y1="3.302cm" svg:x2="5.557cm" svg:y2="3.302cm">
          <text:p/>
        </draw:line>
        <draw:line draw:style-name="gr5" draw:text-style-name="P3" draw:layer="layout" svg:x1="6.35cm" svg:y1="1.534cm" svg:x2="7.132cm" svg:y2="1.534cm">
          <text:p/>
        </draw:line>
        <draw:frame draw:style-name="gr6" draw:layer="layout" svg:width="0.902cm" svg:height="0.531cm" svg:x="7.114cm" svg:y="1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757cm" svg:height="0.532cm" svg:x="5.537cm" svg:y="1.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9cm" svg:x="5.364cm" svg:y="1.127cm">
          <draw:text-box>
            <text:p>+</text:p>
          </draw:text-box>
        </draw:frame>
        <draw:frame draw:style-name="gr8" draw:layer="layout" svg:width="0.304cm" svg:height="0.962cm" svg:x="5.619cm" svg:y="2.275cm">
          <draw:text-box>
            <text:p>-</text:p>
          </draw:text-box>
        </draw:frame>
        <draw:frame draw:style-name="gr6" draw:layer="layout" svg:width="0.611cm" svg:height="0.53cm" svg:x="6.218cm" svg:y="0.36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74cm" svg:height="0.53cm" svg:x="7.214cm" svg:y="0.39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.052cm" svg:height="0.529cm" svg:x="7.274cm" svg:y="2.1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draw:ellipse draw:style-name="gr2" draw:text-style-name="P2" draw:layer="layout" svg:width="0.14cm" svg:height="0.302cm" draw:transform="rotate (1.5707963267946) translate (8.473cm 2.197cm)" draw:kind="arc" draw:start-angle="179.62" draw:end-angle="1.12">
            <text:p/>
          </draw:ellipse>
          <draw:ellipse draw:style-name="gr2" draw:text-style-name="P2" draw:layer="layout" svg:width="0.141cm" svg:height="0.302cm" draw:transform="rotate (1.5707963267946) translate (8.476cm 2.059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8.473cm 1.919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8.476cm 2.337cm)" draw:kind="arc" draw:start-angle="179.62" draw:end-angle="1.12">
            <text:p/>
          </draw:ellipse>
          <draw:ellipse draw:style-name="gr2" draw:text-style-name="P2" draw:layer="layout" svg:width="0.14cm" svg:height="0.302cm" draw:transform="rotate (1.5707963267946) translate (8.476cm 2.476cm)" draw:kind="arc" draw:start-angle="179.62" draw:end-angle="1.12">
            <text:p/>
          </draw:ellipse>
          <draw:line draw:style-name="gr3" draw:text-style-name="P2" draw:layer="layout" svg:x1="8.605cm" svg:y1="1.778cm" svg:x2="8.605cm" svg:y2="2.474cm">
            <text:p/>
          </draw:line>
        </draw:g>
        <draw:line draw:style-name="gr4" draw:text-style-name="P3" draw:layer="layout" svg:x1="8.626cm" svg:y1="1.778cm" svg:x2="8.626cm" svg:y2="1.127cm">
          <text:p/>
        </draw:line>
        <draw:frame draw:style-name="gr9" draw:text-style-name="P4" draw:layer="layout" svg:width="1.078cm" svg:height="0.911cm" svg:x="5.891cm" svg:y="4.124cm">
          <draw:text-box>
            <text:p><text:span text:style-name="T1">الف</text:span></text:p>
          </draw:text-box>
        </draw:frame>
        <draw:frame draw:style-name="gr9" draw:text-style-name="P4" draw:layer="layout" svg:width="0.714cm" svg:height="0.911cm" svg:x="3.241cm" svg:y="4.185cm">
          <draw:text-box>
            <text:p><text:span text:style-name="T1">با</text:span></text:p>
          </draw:text-box>
        </draw:frame>
        <draw:frame draw:style-name="gr6" draw:layer="layout" svg:width="4.592cm" svg:height="1.139cm" svg:x="0.111cm" svg:y="3.32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ellipse draw:style-name="gr2" draw:text-style-name="P2" draw:layer="layout" svg:width="-0.14cm" svg:height="-0.302cm" svg:x="9.207cm" svg:y="1.3cm" draw:kind="arc" draw:start-angle="178.71" draw:end-angle="0.34">
            <text:p/>
          </draw:ellipse>
          <draw:ellipse draw:style-name="gr2" draw:text-style-name="P2" draw:layer="layout" svg:width="-0.141cm" svg:height="-0.302cm" svg:x="9.346cm" svg:y="1.297cm" draw:kind="arc" draw:start-angle="178.71" draw:end-angle="0.34">
            <text:p/>
          </draw:ellipse>
          <draw:ellipse draw:style-name="gr2" draw:text-style-name="P2" draw:layer="layout" svg:width="-0.14cm" svg:height="-0.302cm" svg:x="9.485cm" svg:y="1.3cm" draw:kind="arc" draw:start-angle="178.71" draw:end-angle="0.34">
            <text:p/>
          </draw:ellipse>
          <draw:ellipse draw:style-name="gr2" draw:text-style-name="P2" draw:layer="layout" svg:width="-0.14cm" svg:height="-0.302cm" svg:x="9.067cm" svg:y="1.297cm" draw:kind="arc" draw:start-angle="178.71" draw:end-angle="0.34">
            <text:p/>
          </draw:ellipse>
          <draw:ellipse draw:style-name="gr2" draw:text-style-name="P2" draw:layer="layout" svg:width="-0.14cm" svg:height="-0.302cm" svg:x="8.928cm" svg:y="1.297cm" draw:kind="arc" draw:start-angle="178.71" draw:end-angle="0.34">
            <text:p/>
          </draw:ellipse>
          <draw:line draw:style-name="gr3" draw:text-style-name="P2" draw:layer="layout" svg:x1="9.486cm" svg:y1="1.168cm" svg:x2="8.79cm" svg:y2="1.168cm">
            <text:p/>
          </draw:line>
        </draw:g>
        <draw:g>
          <draw:rect draw:style-name="gr10" draw:text-style-name="P5" draw:layer="layout" svg:width="0.789cm" svg:height="0.258cm" draw:transform="rotate (1.5707963267946) translate (9.623cm 2.718cm)">
            <text:p/>
          </draw:rect>
          <draw:polyline draw:style-name="gr11" draw:text-style-name="P5" draw:layer="layout" svg:width="0.59cm" svg:height="0.386cm" draw:transform="rotate (1.5707963267946) translate (9.235cm 2.915cm)" svg:viewBox="0 0 591 387" draw:points="0,18470 591,18470 591,18857">
            <draw:glue-point draw:id="4" svg:x="-5cm" svg:y="5.008cm"/>
            <text:p/>
          </draw:polyline>
          <draw:line draw:style-name="gr12" draw:text-style-name="P5" draw:layer="layout" svg:x1="9.751cm" svg:y1="1.93cm" svg:x2="9.751cm" svg:y2="1.733cm">
            <draw:glue-point draw:id="4" svg:x="0cm" svg:y="-4.923cm"/>
            <text:p/>
          </draw:line>
        </draw:g>
        <draw:frame draw:style-name="gr6" draw:layer="layout" svg:width="0.967cm" svg:height="0.588cm" svg:x="8.498cm" svg:y="0.3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3" draw:layer="layout" svg:x1="8.788cm" svg:y1="1.127cm" svg:x2="8.625cm" svg:y2="1.127cm">
          <text:p/>
        </draw:line>
        <draw:line draw:style-name="gr4" draw:text-style-name="P3" draw:layer="layout" svg:x1="9.753cm" svg:y1="1.737cm" svg:x2="9.753cm" svg:y2="1.127cm">
          <text:p/>
        </draw:line>
        <draw:line draw:style-name="gr4" draw:text-style-name="P3" draw:layer="layout" svg:x1="9.753cm" svg:y1="1.127cm" svg:x2="9.489cm" svg:y2="1.127cm">
          <text:p/>
        </draw:line>
        <draw:line draw:style-name="gr4" draw:text-style-name="P3" draw:layer="layout" svg:x1="9.753cm" svg:y1="3.302cm" svg:x2="9.753cm" svg:y2="2.722cm">
          <text:p/>
        </draw:line>
        <draw:line draw:style-name="gr4" draw:text-style-name="P3" draw:layer="layout" svg:x1="9.235cm" svg:y1="2.915cm" svg:x2="9.235cm" svg:y2="3.302cm">
          <text:p/>
        </draw:line>
        <draw:line draw:style-name="gr4" draw:text-style-name="P3" draw:layer="layout" svg:x1="8.636cm" svg:y1="2.479cm" svg:x2="8.636cm" svg:y2="3.302cm">
          <text:p/>
        </draw:line>
        <draw:frame draw:style-name="gr6" draw:layer="layout" svg:width="0.603cm" svg:height="0.589cm" svg:x="8.99cm" svg:y="1.503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row>
        <math:mi>s</math:mi>
        <math:mi>,</math:mi>
        <math:mi math:fontstyle="italic">rk</math:mi>
      </math:mrow>
    </math:msub>
    <math:annotation math:encoding="StarMath 5.0">I_{s,rk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^'_r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r</math:mi>
      <math:mi>'</math:mi>
    </math:msubsup>
    <math:annotation math:encoding="StarMath 5.0">R^'_r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>
                <math:mi>Z</math:mi>
                <math:mi math:fontstyle="italic">rk</math:mi>
              </math:msub>
              <math:mo math:stretchy="false">=</math:mo>
              <math:mrow>
                <math:mrow>
                  <math:msub>
                    <math:mi>R</math:mi>
                    <math:mi>s</math:mi>
                  </math:msub>
                  <math:mo math:stretchy="false">+</math:mo>
                  <math:msup>
                    <math:mi>R</math:mi>
                    <math:mrow>
                      <math:mrow/>
                      <math:mo math:stretchy="false">∗</math:mo>
                      <math:mrow/>
                    </math:mrow>
                  </math:msup>
                </math:mrow>
                <math:mo math:stretchy="false">+</math:mo>
                <math:mi>j</math:mi>
              </math:mrow>
            </math:mrow>
            <math:mrow>
              <math:msub>
                <math:mi>X</math:mi>
                <math:mi>s</math:mi>
              </math:msub>
              <math:mo math:stretchy="false">+</math:mo>
              <math:mi>j</math:mi>
            </math:mrow>
            <math:msubsup>
              <math:mi>X</math:mi>
              <math:mi>r</math:mi>
              <math:mi>'</math:mi>
            </math:msubsup>
          </math:mrow>
        </math:mrow>
      </math:mtr>
      <math:mtr>
        <math:mrow>
          <math:mrow>
            <math:mrow>
              <math:mphantom>
                <math:mstyle>
                  <math:mrow>
                    <math:msub>
                      <math:mi>Z</math:mi>
                      <math:mi math:fontstyle="italic">bb</math:mi>
                    </math:msub>
                  </math:mrow>
                </math:mstyle>
              </math:mphantom>
              <math:mo math:stretchy="false">=</math:mo>
              <math:mrow>
                <math:msub>
                  <math:mi>R</math:mi>
                  <math:mi math:fontstyle="italic">rk</math:mi>
                </math:msub>
                <math:mo math:stretchy="false">+</math:mo>
                <math:mi>j</math:mi>
              </math:mrow>
            </math:mrow>
            <math:msub>
              <math:mi>X</math:mi>
              <math:mi math:fontstyle="italic">rk</math:mi>
            </math:msub>
          </math:mrow>
        </math:mrow>
      </math:mtr>
    </math:mtable>
    <math:annotation math:encoding="StarMath 5.0">stack {alignl Z_{rk}= R_s + R^{{}*{}} + j X_s + j X^'_r # alignl phantom {Z_bb} =R_rk + j X_rk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row>
        <math:mi>s</math:mi>
        <math:mi>,</math:mi>
        <math:mi math:fontstyle="italic">rk</math:mi>
      </math:mrow>
    </math:msub>
    <math:annotation math:encoding="StarMath 5.0">I_{s,rk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rk</math:mi>
    </math:msub>
    <math:annotation math:encoding="StarMath 5.0">V_rk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rk</math:mi>
    </math:msub>
    <math:annotation math:encoding="StarMath 5.0">V_rk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p>
      <math:mi>R</math:mi>
      <math:mrow>
        <math:mrow/>
        <math:mo math:stretchy="false">∗</math:mo>
        <math:mrow/>
      </math:mrow>
    </math:msup>
    <math:annotation math:encoding="StarMath 5.0">R^{{}*{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^'_r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